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width="0.06cm" draw:marker-start-width="0.29cm" draw:marker-end-width="0.29cm" draw:fill="none" draw:fill-color="#666666" draw:textarea-horizontal-align="justify" draw:textarea-vertical-align="middle" draw:auto-grow-height="false" fo:padding-top="0.155cm" fo:padding-bottom="0.155cm" fo:padding-left="0.28cm" fo:padding-right="0.28cm"/>
    </style:style>
    <style:style style:name="gr6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3cm" draw:marker-start-width="0.245cm" draw:marker-end-width="0.245cm" draw:fill="none" draw:fill-hatch-name="Blue_20_Crossed_20_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svg:stroke-width="0.08cm" draw:marker-start-width="0.32cm" draw:marker-end="Arrow" draw:marker-end-width="0.32cm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Century Schoolbook L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2" style:family="text">
      <style:text-properties fo:font-family="'Century Schoolbook L'" style:font-family-generic="roman" style:font-pitch="variable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3.87cm" svg:height="0.408cm" svg:x="0.63cm" svg:y="0.0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63cm" svg:y1="0.51cm" svg:x2="4.5cm" svg:y2="0.505cm">
          <text:p/>
        </draw:line>
        <draw:line draw:style-name="gr3" draw:text-style-name="P1" draw:layer="layout" svg:x1="1.098cm" svg:y1="4.115cm" svg:x2="1.041cm" svg:y2="4.631cm">
          <text:p/>
        </draw:line>
        <draw:line draw:style-name="gr3" draw:text-style-name="P1" draw:layer="layout" svg:x1="1.03cm" svg:y1="4.551cm" svg:x2="1.58cm" svg:y2="5.225cm">
          <text:p/>
        </draw:line>
        <draw:line draw:style-name="gr3" draw:text-style-name="P1" draw:layer="layout" svg:x1="1.162cm" svg:y1="4.216cm" svg:x2="1.521cm" svg:y2="3.717cm">
          <text:p/>
        </draw:line>
        <draw:line draw:style-name="gr3" draw:text-style-name="P1" draw:layer="layout" svg:x1="1.03cm" svg:y1="4.551cm" svg:x2="1.173cm" svg:y2="5.225cm">
          <text:p/>
        </draw:line>
        <draw:line draw:style-name="gr3" draw:text-style-name="P1" draw:layer="layout" svg:x1="1.096cm" svg:y1="4.277cm" svg:x2="1.606cm" svg:y2="3.822cm">
          <text:p/>
        </draw:line>
        <draw:custom-shape draw:style-name="gr4" draw:text-style-name="P1" draw:layer="layout" svg:width="0.435cm" svg:height="0.435cm" draw:transform="rotate (-1.14650678563605) translate (1.102cm 3.642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607cm" svg:height="0.605cm" draw:transform="rotate (-1.96209914509284) translate (2.315cm 1.317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.247cm" svg:y1="1.547cm" svg:x2="2.247cm" svg:y2="2.454cm">
          <text:p/>
        </draw:line>
        <draw:line draw:style-name="gr7" draw:text-style-name="P1" draw:layer="layout" svg:x1="1.941cm" svg:y1="0.51cm" svg:x2="1.941cm" svg:y2="1.515cm">
          <text:p/>
        </draw:line>
        <draw:custom-shape draw:style-name="gr5" draw:text-style-name="P1" draw:layer="layout" svg:width="0.607cm" svg:height="0.605cm" draw:transform="rotate (-1.96209914509284) translate (2.964cm 2.25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4.194cm" svg:y1="0.51cm" svg:x2="4.194cm" svg:y2="2.438cm">
          <text:p/>
        </draw:line>
        <draw:line draw:style-name="gr6" draw:text-style-name="P1" draw:layer="layout" svg:x1="1.6cm" svg:y1="1.524cm" svg:x2="1.606cm" svg:y2="3.822cm">
          <text:p/>
        </draw:line>
        <draw:line draw:style-name="gr6" draw:text-style-name="P1" draw:layer="layout" svg:x1="3.892cm" svg:y1="2.462cm" svg:x2="3.892cm" svg:y2="3.419cm">
          <text:p/>
        </draw:line>
        <draw:custom-shape draw:style-name="gr8" draw:text-style-name="P1" draw:layer="layout" svg:width="1.083cm" svg:height="0.535cm" svg:x="2.719cm" svg:y="4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7cm" svg:height="0.585cm" svg:x="0.63cm" svg:y="5.249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0.63cm" svg:y1="5.258cm" svg:x2="4.5cm" svg:y2="5.252cm">
          <text:p/>
        </draw:line>
        <draw:custom-shape draw:style-name="gr5" draw:text-style-name="P1" draw:layer="layout" svg:width="0.607cm" svg:height="0.605cm" draw:transform="rotate (-1.96209914509284) translate (3.615cm 1.317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3.547cm" svg:y1="1.547cm" svg:x2="3.547cm" svg:y2="2.454cm">
          <text:p/>
        </draw:line>
        <draw:custom-shape draw:style-name="gr5" draw:text-style-name="P1" draw:layer="layout" svg:width="0.607cm" svg:height="0.605cm" draw:transform="rotate (-1.96209914509284) translate (4.264cm 2.25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.892cm" svg:y1="1.559cm" svg:x2="2.892cm" svg:y2="2.466cm">
          <text:p/>
        </draw:line>
        <draw:line draw:style-name="gr7" draw:text-style-name="P1" draw:layer="layout" svg:x1="3.241cm" svg:y1="0.511cm" svg:x2="3.241cm" svg:y2="1.516cm">
          <text:p/>
        </draw:line>
        <draw:line draw:style-name="gr6" draw:text-style-name="P1" draw:layer="layout" svg:x1="2.592cm" svg:y1="2.463cm" svg:x2="2.592cm" svg:y2="3.42cm">
          <text:p/>
        </draw:line>
        <draw:line draw:style-name="gr6" draw:text-style-name="P1" draw:layer="layout" svg:x1="3.262cm" svg:y1="3.441cm" svg:x2="3.262cm" svg:y2="4.098cm">
          <text:p/>
        </draw:line>
        <draw:frame draw:style-name="gr9" draw:text-style-name="P3" draw:layer="layout" svg:width="1cm" svg:height="0.632cm" svg:x="2.036cm" svg:y="1.591cm">
          <draw:text-box>
            <text:p text:style-name="P2"><text:span text:style-name="T1">T</text:span></text:p>
          </draw:text-box>
        </draw:frame>
        <draw:frame draw:style-name="gr9" draw:text-style-name="P3" draw:layer="layout" svg:width="1cm" svg:height="0.632cm" svg:x="2.7cm" svg:y="1.591cm">
          <draw:text-box>
            <text:p text:style-name="P2"><text:span text:style-name="T1">T</text:span></text:p>
          </draw:text-box>
        </draw:frame>
        <draw:frame draw:style-name="gr9" draw:text-style-name="P3" draw:layer="layout" svg:width="1cm" svg:height="0.632cm" svg:x="3.422cm" svg:y="1.547cm">
          <draw:text-box>
            <text:p text:style-name="P2"><text:span text:style-name="T1">T</text:span></text:p>
          </draw:text-box>
        </draw:frame>
        <draw:frame draw:style-name="gr9" draw:text-style-name="P3" draw:layer="layout" svg:width="1cm" svg:height="0.632cm" svg:x="4.072cm" svg:y="1.498cm">
          <draw:text-box>
            <text:p text:style-name="P2"><text:span text:style-name="T1">T</text:span></text:p>
          </draw:text-box>
        </draw:frame>
        <draw:frame draw:style-name="gr9" draw:text-style-name="P3" draw:layer="layout" svg:width="1cm" svg:height="0.632cm" svg:x="3.772cm" svg:y="2.599cm">
          <draw:text-box>
            <text:p text:style-name="P2"><text:span text:style-name="T2">2</text:span><text:span text:style-name="T1">T</text:span></text:p>
          </draw:text-box>
        </draw:frame>
        <draw:frame draw:style-name="gr9" draw:text-style-name="P3" draw:layer="layout" svg:width="1cm" svg:height="0.632cm" svg:x="1.942cm" svg:y="2.6cm">
          <draw:text-box>
            <text:p text:style-name="P2"><text:span text:style-name="T2">2</text:span><text:span text:style-name="T1">T</text:span></text:p>
          </draw:text-box>
        </draw:frame>
        <draw:frame draw:style-name="gr9" draw:text-style-name="P3" draw:layer="layout" svg:width="1cm" svg:height="0.632cm" svg:x="3.072cm" svg:y="3.4cm">
          <draw:text-box>
            <text:p text:style-name="P2"><text:span text:style-name="T2">4</text:span><text:span text:style-name="T1">T</text:span></text:p>
          </draw:text-box>
        </draw:frame>
        <draw:frame draw:style-name="gr9" draw:text-style-name="P3" draw:layer="layout" svg:width="1cm" svg:height="0.632cm" svg:x="1.036cm" svg:y="1.591cm">
          <draw:text-box>
            <text:p text:style-name="P2"><text:span text:style-name="T1">T</text:span></text:p>
          </draw:text-box>
        </draw:frame>
        <draw:frame draw:style-name="gr9" draw:text-style-name="P3" draw:layer="layout" svg:width="1cm" svg:height="0.632cm" svg:x="3.172cm" svg:y="4.501cm">
          <draw:text-box>
            <text:p text:style-name="P2"><text:span text:style-name="T2">4</text:span><text:span text:style-name="T1">T</text:span></text:p>
          </draw:text-box>
        </draw:frame>
        <draw:line draw:style-name="gr10" draw:text-style-name="P1" draw:layer="layout" svg:x1="3.272cm" svg:y1="4.365cm" svg:x2="3.272cm" svg:y2="5.37cm">
          <text:p/>
        </draw:line>
        <draw:frame draw:style-name="gr9" draw:text-style-name="P3" draw:layer="layout" svg:width="1cm" svg:height="0.632cm" svg:x="1.036cm" svg:y="3.192cm">
          <draw:text-box>
            <text:p text:style-name="P2"><text:span text:style-name="T1">T</text:span></text:p>
          </draw:text-box>
        </draw:frame>
        <draw:line draw:style-name="gr3" draw:text-style-name="P1" draw:layer="layout" svg:x1="2.529cm" svg:y1="3.439cm" svg:x2="3.949cm" svg:y2="3.4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5-04T19:23:29</meta:creation-date>
    <dc:creator>nasa </dc:creator>
    <dc:date>2010-07-10T21:55:52</dc:date>
    <meta:editing-cycles>31</meta:editing-cycles>
    <meta:editing-duration>PT08H34M00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